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235c" officeooo:paragraph-rsid="0003235c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3235c" officeooo:paragraph-rsid="0003235c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03235c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5e015" officeooo:paragraph-rsid="0005e015"/>
    </style:style>
    <style:style style:name="T1" style:family="text">
      <style:text-properties officeooo:rsid="0003235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3235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235c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4ce1b" style:font-style-asian="normal" style:font-style-complex="normal"/>
    </style:style>
    <style:style style:name="T8" style:family="text">
      <style:text-properties fo:font-style="normal" officeooo:rsid="0005e015" style:font-style-asian="normal" style:font-style-complex="normal"/>
    </style:style>
    <style:style style:name="T9" style:family="text">
      <style:text-properties fo:font-style="normal" officeooo:rsid="0003235c" style:font-style-asian="normal" style:font-style-complex="normal"/>
    </style:style>
    <style:style style:name="T10" style:family="text">
      <style:text-properties fo:font-style="normal" officeooo:rsid="0006a313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03235c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officeooo:rsid="0004ce1b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officeooo:rsid="0006a313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3235c"/>
    </style:style>
    <style:style style:name="T17" style:family="text">
      <style:text-properties officeooo:rsid="0005e015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que são Séries Temporais?</text:p>
      <text:p text:style-name="P1"/>
      <text:p text:style-name="P1"/>
      <text:p text:style-name="P1"/>
      <text:list xml:id="list169368704" text:style-name="L1">
        <text:list-item>
          <text:p text:style-name="P3"><text:span text:style-name="T1">Séries Temporais estão em todo lugar. Seja em fenômenos naturais tais como ciclos de chuva e seca de rios e lagoas, eventos sismológicos, crescimento de uma população de animais em seu </text:span><text:span text:style-name="T3">habitat</text:span><text:span text:style-name="T1"> natural, seja em fenômenos decorrentes da atividade humanidade como o ritmo de crescimento do PIB de uma dada nação, vendas de determinado produto no supermercado ou acesso ao sistema computacional de uma empresa. [</text:span><text:span text:style-name="T16">referências</text:span><text:span text:style-name="T1">]</text:span></text:p>
          <text:p text:style-name="P3"/>
        </text:list-item>
        <text:list-item>
          <text:p text:style-name="P3"><text:span text:style-name="T17">Série Temporal </text:span><text:span text:style-name="T1">é um tipo de informação bastante específico, pois ela é mensurada ao longo de um período de tempo, que pode ser regular – chuva acumulada por </text:span><text:span text:style-name="T5">dia</text:span><text:span text:style-name="T1"> no último </text:span><text:span text:style-name="T5">mês</text:span><text:span text:style-name="T1"> – ou irregular – tentativas de ataque frustradas ao sistema </text:span><text:span text:style-name="T3">web</text:span><text:span text:style-name="T1"> de </text:span><text:span text:style-name="T3">e-commerce </text:span><text:span text:style-name="T9">nas últimas </text:span><text:span text:style-name="T12">três horas</text:span><text:span text:style-name="T9">. </text:span><text:span text:style-name="T7">[</text:span><text:span text:style-name="T13">referências</text:span><text:span text:style-name="T7">] A </text:span><text:span text:style-name="T8">Série Temporal</text:span><text:span text:style-name="T7"> se estrutura de maneira hierárquica, ou seja, o evento registrado no momento anterior tem precedência sobre o momento atual e assim por diante até o momento final “n”. [</text:span><text:span text:style-name="T13">referências</text:span><text:span text:style-name="T7">]</text:span></text:p>
          <text:p text:style-name="P3"><text:span text:style-name="T7"/></text:p>
        </text:list-item>
        <text:list-item>
          <text:p text:style-name="P4"><text:span text:style-name="T7">P</text:span><text:span text:style-name="T6">ode haver certas relações em Séries Temporais, tais como Ciclo, Sazonalidade e Tendência. </text:span><text:span text:style-name="T10">[</text:span><text:span text:style-name="T14">explicar o que é cada um; referências</text:span><text:span text:style-name="T10">]</text:span></text:p>
          <text:p text:style-name="P3"><text:span text:style-name="T7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0:57:01.880175695</meta:creation-date>
    <dc:date>2024-04-16T11:17:06.604525491</dc:date>
    <meta:editing-duration>PT8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76" meta:character-count="1072" meta:non-whitespace-character-count="903"/>
  </office:meta>
</office:document-meta>
</file>